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70AD47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Percentuale" style:data-style-name="N14">
      <style:table-cell-properties fo:background-color="transparent"/>
    </style:style>
    <style:style style:name="ce7" style:family="table-cell" style:parent-style-name="Default" style:data-style-name="N14">
      <style:table-cell-properties fo:background-color="transparent"/>
    </style:style>
    <style:style style:name="ce8" style:family="table-cell" style:parent-style-name="Percentuale" style:data-style-name="N14"/>
    <style:style style:name="ce9" style:family="table-cell" style:parent-style-name="Default" style:data-style-name="N14"/>
    <style:style style:name="ce10" style:family="table-cell" style:parent-style-name="Default" style:data-style-name="N0">
      <style:text-properties fo:color="#70AD47"/>
    </style:style>
    <style:style style:name="ce11" style:family="table-cell" style:parent-style-name="Percentuale" style:data-style-name="N1">
      <style:text-properties fo:font-weight="bold" style:font-weight-asian="bold" style:font-weight-complex="bold"/>
    </style:style>
    <style:style style:name="ce12" style:family="table-cell" style:parent-style-name="Percentuale" style:data-style-name="N13"/>
    <style:style style:name="ce13" style:family="table-cell" style:parent-style-name="Default" style:data-style-name="N13"/>
    <style:style style:name="ce14" style:family="table-cell" style:parent-style-name="Default" style:data-style-name="N2"/>
    <style:style style:name="ce15" style:family="table-cell" style:parent-style-name="Migliaia" style:data-style-name="N2"/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Percentuale" style:data-style-name="N14">
      <style:table-cell-properties style:vertical-align="middle" style:repeat-content="false"/>
      <style:paragraph-properties fo:text-align="center"/>
    </style:style>
    <style:style style:name="ce19" style:family="table-cell" style:parent-style-name="Percentuale" style:data-style-name="N36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83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Celle Matrice Spiral</text:p>
          </table:table-cell>
          <table:table-cell office:value-type="string" table:style-name="ce1">
            <text:p>Matrici 2D-M4</text:p>
          </table:table-cell>
          <table:table-cell office:value-type="string" table:style-name="ce1">
            <text:p>Taglio</text:p>
          </table:table-cell>
          <table:table-cell office:value-type="string" table:style-name="ce1">
            <text:p>Livelli</text:p>
          </table:table-cell>
          <table:table-cell office:value-type="string" table:style-name="ce2">
            <text:p>Classi</text:p>
          </table:table-cell>
          <table:table-cell office:value-type="string" table:number-columns-spanned="7" table:number-rows-spanned="1" table:style-name="ce17">
            <text:p>Performance</text:p>
          </table:table-cell>
          <table:covered-table-cell table:number-columns-repeated="6"/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8" table:style-name="ce1"/>
          <table:table-cell table:style-name="ce1">
            <draw:frame draw:z-index="1" draw:id="id0" draw:style-name="a0" draw:name="Grafico 4" svg:x="0.15833in" svg:y="0.0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4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1" table:style-name="ce6">
            <text:p>100,00%</text:p>
          </table:table-cell>
          <table:table-cell office:value-type="percentage" office:value="0.54169999999999996" table:style-name="ce6">
            <text:p>54,17%</text:p>
          </table:table-cell>
          <table:table-cell office:value-type="string" table:style-name="ce4">
            <text:p>SP</text:p>
          </table:table-cell>
          <table:table-cell office:value-type="percentage" office:value="0.88331999999999999" table:formula="of:=AVERAGE([.F3:.J3])" table:style-name="ce7">
            <text:p>88,33%</text:p>
          </table:table-cell>
          <table:table-cell table:style-name="ce4"/>
          <table:table-cell table:number-columns-repeated="1637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1" table:style-name="ce6">
            <text:p>100,00%</text:p>
          </table:table-cell>
          <table:table-cell office:value-type="percentage" office:value="0.54169999999999996" table:style-name="ce6">
            <text:p>54,17%</text:p>
          </table:table-cell>
          <table:table-cell office:value-type="string" table:style-name="ce4">
            <text:p>SP</text:p>
          </table:table-cell>
          <table:table-cell office:value-type="percentage" office:value="0.88331999999999999" table:formula="of:=AVERAGE([.F4:.J4])" table:style-name="ce7">
            <text:p>88,33%</text:p>
          </table:table-cell>
          <table:table-cell office:value-type="percentage" office:value="0.88052000000000008" table:formula="of:=AVERAGE([.L3:.L5])" table:style-name="ce7">
            <text:p>88,05%</text:p>
          </table:table-cell>
          <table:table-cell table:number-columns-repeated="1637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8X8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1669999999999996" table:style-name="ce6">
            <text:p>91,67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58299999999999996" table:style-name="ce6">
            <text:p>58,30%</text:p>
          </table:table-cell>
          <table:table-cell office:value-type="string" table:style-name="ce4">
            <text:p>SP</text:p>
          </table:table-cell>
          <table:table-cell office:value-type="percentage" office:value="0.87492000000000003" table:formula="of:=AVERAGE([.F5:.J5])" table:style-name="ce7">
            <text:p>87,49%</text:p>
          </table:table-cell>
          <table:table-cell table:style-name="ce4"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6875" table:style-name="ce8">
            <text:p>68,75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6259999999999999" table:style-name="ce8">
            <text:p>56,26%</text:p>
          </table:table-cell>
          <table:table-cell office:value-type="string" table:style-name="ce4">
            <text:p>SP</text:p>
          </table:table-cell>
          <table:table-cell office:value-type="percentage" office:value="0.75001999999999991" table:formula="of:=AVERAGE([.F6:.J6])" table:style-name="ce9">
            <text:p>75,00%</text:p>
          </table:table-cell>
          <table:table-cell office:value-type="percentage" office:value="0.75521166666666673" table:formula="of:=AVERAGE([.L6:.L11])" table:number-columns-spanned="1" table:number-rows-spanned="6" table:style-name="ce18">
            <text:p>75,52%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x16</text:p>
          </table:table-cell>
          <table:table-cell office:value-type="float" office:value="256" table:style-name="ce1">
            <text:p>2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3125" table:style-name="ce8">
            <text:p>53,13%</text:p>
          </table:table-cell>
          <table:table-cell office:value-type="string" table:style-name="ce4">
            <text:p>SP</text:p>
          </table:table-cell>
          <table:table-cell office:value-type="percentage" office:value="0.74375000000000002" table:formula="of:=AVERAGE([.F7:.J7])" table:style-name="ce9">
            <text:p>74,38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8x16</text:p>
          </table:table-cell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9375" table:style-name="ce8">
            <text:p>59,38%</text:p>
          </table:table-cell>
          <table:table-cell office:value-type="string" table:style-name="ce4">
            <text:p>SP</text:p>
          </table:table-cell>
          <table:table-cell office:value-type="percentage" office:value="0.73124999999999996" table:formula="of:=AVERAGE([.F8:.J8])" table:style-name="ce9">
            <text:p>73,13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9375" table:style-name="ce8">
            <text:p>59,38%</text:p>
          </table:table-cell>
          <table:table-cell office:value-type="string" table:style-name="ce4">
            <text:p>SP</text:p>
          </table:table-cell>
          <table:table-cell office:value-type="percentage" office:value="0.76249999999999996" table:formula="of:=AVERAGE([.F9:.J9])" table:style-name="ce9">
            <text:p>76,25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0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625" table:style-name="ce8">
            <text:p>56,25%</text:p>
          </table:table-cell>
          <table:table-cell office:value-type="string" table:style-name="ce4">
            <text:p>SP</text:p>
          </table:table-cell>
          <table:table-cell office:value-type="percentage" office:value="0.79374999999999996" table:formula="of:=AVERAGE([.F10:.J10])" table:style-name="ce9">
            <text:p>79,38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office:value-type="string" table:style-name="ce4">
            <text:p>SP</text:p>
          </table:table-cell>
          <table:table-cell office:value-type="percentage" office:value="0.75" table:formula="of:=AVERAGE([.F11:.J11])" table:style-name="ce9">
            <text:p>75,00%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5" table:style-name="ce8"/>
          <table:table-cell table:number-columns-repeated="16374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1">
            <text:p>50</text:p>
          </table:table-cell>
          <table:table-cell office:value-type="percentage" office:value="0.44" table:style-name="ce12">
            <text:p>44%</text:p>
          </table:table-cell>
          <table:table-cell office:value-type="percentage" office:value="0.4" table:style-name="ce12">
            <text:p>40%</text:p>
          </table:table-cell>
          <table:table-cell office:value-type="percentage" office:value="0.45500000000000002" table:style-name="ce12">
            <text:p>46%</text:p>
          </table:table-cell>
          <table:table-cell office:value-type="percentage" office:value="0.48" table:style-name="ce12">
            <text:p>48%</text:p>
          </table:table-cell>
          <table:table-cell office:value-type="percentage" office:value="0.46" table:style-name="ce12">
            <text:p>46%</text:p>
          </table:table-cell>
          <table:table-cell office:value-type="string" table:style-name="ce1">
            <text:p>SP</text:p>
          </table:table-cell>
          <table:table-cell office:value-type="percentage" office:value="0.44700000000000006" table:formula="of:=AVERAGE([.F13:.J13])" table:style-name="ce9">
            <text:p>44,7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2">
            <text:p>50</text:p>
          </table:table-cell>
          <table:table-cell office:value-type="percentage" office:value="0.38250000000000001" table:style-name="ce9">
            <text:p>38,25%</text:p>
          </table:table-cell>
          <table:table-cell office:value-type="percentage" office:value="0.33" table:style-name="ce13">
            <text:p>33%</text:p>
          </table:table-cell>
          <table:table-cell office:value-type="percentage" office:value="0.35499999999999998" table:style-name="ce9">
            <text:p>35,50%</text:p>
          </table:table-cell>
          <table:table-cell office:value-type="percentage" office:value="0.41749999999999998" table:style-name="ce9">
            <text:p>41,75%</text:p>
          </table:table-cell>
          <table:table-cell office:value-type="percentage" office:value="0.37" table:style-name="ce13">
            <text:p>37%</text:p>
          </table:table-cell>
          <table:table-cell office:value-type="string" table:style-name="ce1">
            <text:p>SP</text:p>
          </table:table-cell>
          <table:table-cell office:value-type="percentage" office:value="0.371" table:formula="of:=AVERAGE([.F14:.J14])" table:style-name="ce9">
            <text:p>37,10%</text:p>
          </table:table-cell>
          <table:table-cell office:value-type="percentage" office:value="0.38666666666666671" table:formula="of:=AVERAGE([.L13:.L15])" table:style-name="ce9">
            <text:p>38,67%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2">
            <text:p>50</text:p>
          </table:table-cell>
          <table:table-cell office:value-type="percentage" office:value="0.36499999999999999" table:style-name="ce9">
            <text:p>36,50%</text:p>
          </table:table-cell>
          <table:table-cell office:value-type="percentage" office:value="0.26250000000000001" table:style-name="ce9">
            <text:p>26,25%</text:p>
          </table:table-cell>
          <table:table-cell office:value-type="percentage" office:value="0.33250000000000002" table:style-name="ce9">
            <text:p>33,25%</text:p>
          </table:table-cell>
          <table:table-cell office:value-type="percentage" office:value="0.38750000000000001" table:style-name="ce9">
            <text:p>38,75%</text:p>
          </table:table-cell>
          <table:table-cell office:value-type="percentage" office:value="0.36249999999999999" table:style-name="ce9">
            <text:p>36,25%</text:p>
          </table:table-cell>
          <table:table-cell office:value-type="string" table:style-name="ce1">
            <text:p>SP</text:p>
          </table:table-cell>
          <table:table-cell office:value-type="percentage" office:value="0.34199999999999997" table:formula="of:=AVERAGE([.F15:.J15])" table:style-name="ce9">
            <text:p>34,20%</text:p>
          </table:table-cell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1" table:style-name="ce6">
            <text:p>100,00%</text:p>
          </table:table-cell>
          <table:table-cell office:value-type="percentage" office:value="0.54169999999999996" table:style-name="ce6">
            <text:p>54,17%</text:p>
          </table:table-cell>
          <table:table-cell office:value-type="string" table:style-name="ce4">
            <text:p>SP</text:p>
          </table:table-cell>
          <table:table-cell office:value-type="percentage" office:value="0.88331999999999999" table:formula="of:=AVERAGE([.F17:.J17])" table:style-name="ce7">
            <text:p>88,33%</text:p>
          </table:table-cell>
          <table:table-cell office:value-type="float" office:value="1" table:style-name="ce4">
            <text:p>1</text:p>
          </table:table-cell>
          <table:table-cell table:style-name="ce1">
            <draw:frame draw:z-index="2" draw:id="id1" draw:style-name="a1" draw:name="Grafico 5" svg:x="0.14167in" svg:y="0.0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</text:p>
          </table:table-cell>
          <table:table-cell office:value-type="percentage" office:value="0.89163999999999999" table:formula="of:=AVERAGE([.F18:.J18])" table:style-name="ce9">
            <text:p>89,16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string" table:style-name="ce1">
            <text:p>32/1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416666" table:style-name="ce9">
            <text:p>54,17%</text:p>
          </table:table-cell>
          <table:table-cell office:value-type="string" table:style-name="ce1">
            <text:p>M</text:p>
          </table:table-cell>
          <table:table-cell office:value-type="percentage" office:value="0.88331332000000007" table:formula="of:=AVERAGE([.F19:.J19])" table:style-name="ce9">
            <text:p>88,33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416666" table:style-name="ce9">
            <text:p>54,17%</text:p>
          </table:table-cell>
          <table:table-cell office:value-type="string" table:style-name="ce1">
            <text:p>V</text:p>
          </table:table-cell>
          <table:table-cell office:value-type="percentage" office:value="0.88331332000000007" table:formula="of:=AVERAGE([.F20:.J20])" table:style-name="ce9">
            <text:p>88,33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6599999999998" table:style-name="ce9">
            <text:p>91,67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4169999999999996" table:style-name="ce9">
            <text:p>54,17%</text:p>
          </table:table-cell>
          <table:table-cell office:value-type="string" table:style-name="ce1">
            <text:p>SQ</text:p>
          </table:table-cell>
          <table:table-cell office:value-type="percentage" office:value="0.87499319999999992" table:formula="of:=AVERAGE([.F21:.J21])" table:style-name="ce9">
            <text:p>87,5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1666000000000003" table:style-name="ce9">
            <text:p>91,67%</text:p>
          </table:table-cell>
          <table:table-cell office:value-type="percentage" office:value="0.54169999999999996" table:style-name="ce9">
            <text:p>54,17%</text:p>
          </table:table-cell>
          <table:table-cell office:value-type="string" table:style-name="ce1">
            <text:p>SP+</text:p>
          </table:table-cell>
          <table:table-cell office:value-type="percentage" office:value="0.84167199999999998" table:formula="of:=AVERAGE([.F22:.J22])" table:style-name="ce9">
            <text:p>84,17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1666000000000003" table:style-name="ce9">
            <text:p>91,67%</text:p>
          </table:table-cell>
          <table:table-cell office:value-type="percentage" office:value="0.91666000000000003" table:style-name="ce9">
            <text:p>91,67%</text:p>
          </table:table-cell>
          <table:table-cell office:value-type="percentage" office:value="0.95833299999999999" table:style-name="ce9">
            <text:p>95,83%</text:p>
          </table:table-cell>
          <table:table-cell office:value-type="percentage" office:value="0.91676999999999997" table:style-name="ce9">
            <text:p>91,68%</text:p>
          </table:table-cell>
          <table:table-cell office:value-type="percentage" office:value="0.58333299999999999" table:style-name="ce9">
            <text:p>58,33%</text:p>
          </table:table-cell>
          <table:table-cell office:value-type="string" table:style-name="ce1">
            <text:p>D</text:p>
          </table:table-cell>
          <table:table-cell office:value-type="percentage" office:value="0.85835120000000009" table:formula="of:=AVERAGE([.F23:.J23])" table:style-name="ce9">
            <text:p>85,84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90625" table:style-name="ce9">
            <text:p>90,63%</text:p>
          </table:table-cell>
          <table:table-cell office:value-type="percentage" office:value="0.90625" table:style-name="ce9">
            <text:p>90,63%</text:p>
          </table:table-cell>
          <table:table-cell office:value-type="percentage" office:value="0.56259999999999999" table:style-name="ce9">
            <text:p>56,26%</text:p>
          </table:table-cell>
          <table:table-cell office:value-type="string" table:style-name="ce1">
            <text:p>S</text:p>
          </table:table-cell>
          <table:table-cell office:value-type="percentage" office:value="0.76251999999999998" table:formula="of:=AVERAGE([.F25:.J25])" table:style-name="ce9">
            <text:p>76,25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59375" table:style-name="ce9">
            <text:p>59,38%</text:p>
          </table:table-cell>
          <table:table-cell office:value-type="string" table:style-name="ce1">
            <text:p>SP</text:p>
          </table:table-cell>
          <table:table-cell office:value-type="percentage" office:value="0.81874999999999998" table:formula="of:=AVERAGE([.F26:.J26])" table:style-name="ce9">
            <text:p>81,88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2">
            <text:p>5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55000000000000004" table:style-name="ce13">
            <text:p>55%</text:p>
          </table:table-cell>
          <table:table-cell office:value-type="string" table:style-name="ce1">
            <text:p>SP</text:p>
          </table:table-cell>
          <table:table-cell office:value-type="percentage" office:value="0.8" table:formula="of:=AVERAGE([.F28:.J28])" table:style-name="ce9">
            <text:p>80,0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2">
            <text:p>5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85" table:style-name="ce13">
            <text:p>85%</text:p>
          </table:table-cell>
          <table:table-cell office:value-type="percentage" office:value="0.85" table:style-name="ce13">
            <text:p>85%</text:p>
          </table:table-cell>
          <table:table-cell office:value-type="percentage" office:value="0.57499999999999996" table:style-name="ce9">
            <text:p>57,50%</text:p>
          </table:table-cell>
          <table:table-cell office:value-type="string" table:style-name="ce1">
            <text:p>S</text:p>
          </table:table-cell>
          <table:table-cell office:value-type="percentage" office:value="0.75500000000000012" table:formula="of:=AVERAGE([.F29:.J29])" table:style-name="ce9">
            <text:p>75,5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2">
            <text:p>50</text:p>
          </table:table-cell>
          <table:table-cell office:value-type="percentage" office:value="0.34749999999999998" table:style-name="ce9">
            <text:p>34,75%</text:p>
          </table:table-cell>
          <table:table-cell office:value-type="percentage" office:value="0.38750000000000001" table:style-name="ce9">
            <text:p>38,75%</text:p>
          </table:table-cell>
          <table:table-cell office:value-type="percentage" office:value="0.39750000000000002" table:style-name="ce9">
            <text:p>39,75%</text:p>
          </table:table-cell>
          <table:table-cell office:value-type="percentage" office:value="0.43" table:style-name="ce13">
            <text:p>43%</text:p>
          </table:table-cell>
          <table:table-cell office:value-type="percentage" office:value="0.38750000000000001" table:style-name="ce9">
            <text:p>38,75%</text:p>
          </table:table-cell>
          <table:table-cell office:value-type="string" table:style-name="ce1">
            <text:p>S</text:p>
          </table:table-cell>
          <table:table-cell office:value-type="percentage" office:value="0.39" table:formula="of:=AVERAGE([.F31:.J31])" table:style-name="ce9">
            <text:p>39,00%</text:p>
          </table:table-cell>
          <table:table-cell table:number-columns-repeated="16372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THR MULTIPLIER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70833000000000002" table:style-name="ce9">
            <text:p>70,83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83330000000000004" table:style-name="ce9">
            <text:p>83,33%</text:p>
          </table:table-cell>
          <table:table-cell office:value-type="percentage" office:value="0.79166599999999998" table:style-name="ce9">
            <text:p>79,17%</text:p>
          </table:table-cell>
          <table:table-cell office:value-type="percentage" office:value="0.58333000000000002" table:style-name="ce9">
            <text:p>58,33%</text:p>
          </table:table-cell>
          <table:table-cell office:value-type="string" table:style-name="ce1">
            <text:p>S</text:p>
          </table:table-cell>
          <table:table-cell office:value-type="percentage" office:value="0.73332520000000001" table:formula="of:=AVERAGE([.F33:.J33])" table:style-name="ce9">
            <text:p>73,33%</text:p>
          </table:table-cell>
          <table:table-cell office:value-type="string" table:style-name="ce1">
            <text:p>1/STD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54169999999999996" table:style-name="ce9">
            <text:p>54,17%</text:p>
          </table:table-cell>
          <table:table-cell office:value-type="string" table:style-name="ce1">
            <text:p>S</text:p>
          </table:table-cell>
          <table:table-cell office:value-type="percentage" office:value="0.85833999999999988" table:formula="of:=AVERAGE([.F34:.J34])" table:style-name="ce9">
            <text:p>85,83%</text:p>
          </table:table-cell>
          <table:table-cell office:value-type="float" office:value="0.5" table:style-name="ce1">
            <text:p>0,5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83333000000000002" table:style-name="ce9">
            <text:p>83,3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</text:p>
          </table:table-cell>
          <table:table-cell office:value-type="percentage" office:value="0.84998600000000002" table:formula="of:=AVERAGE([.F35:.J35])" table:style-name="ce9">
            <text:p>85,00%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6666000000000003" table:style-name="ce9">
            <text:p>66,67%</text:p>
          </table:table-cell>
          <table:table-cell office:value-type="string" table:style-name="ce1">
            <text:p>S</text:p>
          </table:table-cell>
          <table:table-cell office:value-type="percentage" office:value="0.891652" table:formula="of:=AVERAGE([.F36:.J36])" table:style-name="ce9">
            <text:p>89,17%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6" table:style-name="ce3">
            <text:p>36</text:p>
          </table:table-cell>
          <table:table-cell office:value-type="string" table:style-name="ce3">
            <text:p>8X8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54169999999999996" table:style-name="ce6">
            <text:p>54,17%</text:p>
          </table:table-cell>
          <table:table-cell table:style-name="ce4"/>
          <table:table-cell office:value-type="percentage" office:value="0.87498000000000009" table:formula="of:=AVERAGE([.T36:.X36])" table:style-name="ce7">
            <text:p>87,50%</text:p>
          </table:table-cell>
          <table:table-cell office:value-type="percentage" office:value="0.87081999999999993" table:formula="of:=AVERAGE([.Z36:.Z37])" table:style-name="ce7">
            <text:p>87,08%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66666000000000003" table:style-name="ce9">
            <text:p>66,67%</text:p>
          </table:table-cell>
          <table:table-cell office:value-type="string" table:style-name="ce1">
            <text:p>S</text:p>
          </table:table-cell>
          <table:table-cell office:value-type="percentage" office:value="0.87501200000000012" table:formula="of:=AVERAGE([.F37:.J37])" table:style-name="ce9">
            <text:p>87,50%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36" table:style-name="ce4">
            <text:p>36</text:p>
          </table:table-cell>
          <table:table-cell office:value-type="string" table:style-name="ce4">
            <text:p>8X16</text:p>
          </table:table-cell>
          <table:table-cell office:value-type="float" office:value="128" table:style-name="ce4">
            <text:p>128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percentage" office:value="0.91669999999999996" table:style-name="ce6">
            <text:p>91,67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875" table:style-name="ce6">
            <text:p>87,50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625" table:style-name="ce6">
            <text:p>62,50%</text:p>
          </table:table-cell>
          <table:table-cell table:style-name="ce4"/>
          <table:table-cell office:value-type="percentage" office:value="0.86665999999999987" table:formula="of:=AVERAGE([.T37:.X37])" table:style-name="ce7">
            <text:p>86,67%</text:p>
          </table:table-cell>
          <table:table-cell table:style-name="ce4"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66666599999999998" table:style-name="ce9">
            <text:p>66,67%</text:p>
          </table:table-cell>
          <table:table-cell table:style-name="ce1"/>
          <table:table-cell office:value-type="percentage" office:value="0.87499319999999992" table:formula="of:=AVERAGE([.F38:.J38])" table:style-name="ce9">
            <text:p>87,50%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0625" table:style-name="ce8">
            <text:p>90,63%</text:p>
          </table:table-cell>
          <table:table-cell office:value-type="percentage" office:value="0.46875" table:style-name="ce8">
            <text:p>46,88%</text:p>
          </table:table-cell>
          <table:table-cell table:style-name="ce1"/>
          <table:table-cell office:value-type="percentage" office:value="0.73750000000000004" table:formula="of:=AVERAGE([.T38:.X38])" table:style-name="ce9">
            <text:p>73,75%</text:p>
          </table:table-cell>
          <table:table-cell office:value-type="percentage" office:value="0.75000666666666671" table:formula="of:=AVERAGE([.Z38:.Z43])" table:number-columns-spanned="1" table:number-rows-spanned="6" table:style-name="ce19">
            <text:p>75,001%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8331999999999999" table:formula="of:=AVERAGE([.F39:.J39])" table:style-name="ce9">
            <text:p>88,33%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16x16</text:p>
          </table:table-cell>
          <table:table-cell office:value-type="float" office:value="256" table:style-name="ce1">
            <text:p>2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6875" table:style-name="ce8">
            <text:p>68,75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1875" table:formula="of:=AVERAGE([.T39:.X39])" table:style-name="ce9">
            <text:p>71,88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83333000000000002" table:style-name="ce9">
            <text:p>83,3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79169999999999996" table:style-name="ce9">
            <text:p>79,17%</text:p>
          </table:table-cell>
          <table:table-cell office:value-type="percentage" office:value="0.625" table:style-name="ce9">
            <text:p>62,50%</text:p>
          </table:table-cell>
          <table:table-cell table:style-name="ce1"/>
          <table:table-cell office:value-type="percentage" office:value="0.80834600000000001" table:formula="of:=AVERAGE([.F40:.J40])" table:style-name="ce9">
            <text:p>80,83%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INSIDE TH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x16</text:p>
          </table:table-cell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5625" table:style-name="ce8">
            <text:p>56,25%</text:p>
          </table:table-cell>
          <table:table-cell table:style-name="ce1"/>
          <table:table-cell office:value-type="percentage" office:value="0.73750000000000004" table:formula="of:=AVERAGE([.T40:.X40])" table:style-name="ce9">
            <text:p>73,75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8330000000000004" table:style-name="ce9">
            <text:p>58,33%</text:p>
          </table:table-cell>
          <table:table-cell office:value-type="string" table:style-name="ce1">
            <text:p>SP</text:p>
          </table:table-cell>
          <table:table-cell office:value-type="percentage" office:value="0.8916400000000001" table:formula="of:=AVERAGE([.F41:.J41])" table:style-name="ce9">
            <text:p>89,16%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AR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4379999999999999" table:style-name="ce8">
            <text:p>84,38%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90629999999999999" table:style-name="ce8">
            <text:p>90,63%</text:p>
          </table:table-cell>
          <table:table-cell office:value-type="percentage" office:value="0.96879999999999999" table:style-name="ce8">
            <text:p>96,88%</text:p>
          </table:table-cell>
          <table:table-cell office:value-type="percentage" office:value="0.59379999999999999" table:style-name="ce8">
            <text:p>59,38%</text:p>
          </table:table-cell>
          <table:table-cell table:style-name="ce1"/>
          <table:table-cell office:value-type="percentage" office:value="0.82503999999999988" table:formula="of:=AVERAGE([.T41:.X41])" table:style-name="ce9">
            <text:p>82,50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916599999999999" table:formula="of:=AVERAGE([.F42:.J42])" table:style-name="ce9">
            <text:p>89,17%</text:p>
          </table:table-cell>
          <table:table-cell office:value-type="float" office:value="1" table:style-name="ce14">
            <text:p>1,00</text:p>
          </table:table-cell>
          <table:table-cell office:value-type="string" table:style-name="ce1">
            <text:p>VA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65625" table:style-name="ce8">
            <text:p>65,63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4375000000000002" table:formula="of:=AVERAGE([.T42:.X42])" table:style-name="ce9">
            <text:p>74,38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office:value-type="percentage" office:value="0.84379999999999999" table:style-name="ce9">
            <text:p>84,38%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25" table:style-name="ce9">
            <text:p>62,50%</text:p>
          </table:table-cell>
          <table:table-cell table:style-name="ce1"/>
          <table:table-cell office:value-type="percentage" office:value="0.83751999999999993" table:formula="of:=AVERAGE([.F43:.J43])" table:style-name="ce9">
            <text:p>83,75%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A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x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65625" table:style-name="ce8">
            <text:p>65,63%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90625" table:style-name="ce8">
            <text:p>90,63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3750000000000004" table:formula="of:=AVERAGE([.T43:.X43])" table:style-name="ce9">
            <text:p>73,75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percentage" office:value="0.71879999999999999" table:style-name="ce9">
            <text:p>71,88%</text:p>
          </table:table-cell>
          <table:table-cell office:value-type="percentage" office:value="0.71879999999999999" table:style-name="ce9">
            <text:p>71,88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6887999999999996" table:style-name="ce9">
            <text:p>96,89%</text:p>
          </table:table-cell>
          <table:table-cell office:value-type="percentage" office:value="0.625" table:style-name="ce9">
            <text:p>62,50%</text:p>
          </table:table-cell>
          <table:table-cell table:style-name="ce1"/>
          <table:table-cell office:value-type="percentage" office:value="0.78129599999999999" table:formula="of:=AVERAGE([.F44:.J44])" table:style-name="ce9">
            <text:p>78,13%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5" table:style-name="ce15"/>
          <table:table-cell table:number-columns-repeated="16360" table:style-name="ce1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65629999999999999" table:style-name="ce9">
            <text:p>65,63%</text:p>
          </table:table-cell>
          <table:table-cell table:style-name="ce1"/>
          <table:table-cell office:value-type="percentage" office:value="0.81254000000000004" table:formula="of:=AVERAGE([.F45:.J45])" table:style-name="ce9">
            <text:p>81,25%</text:p>
          </table:table-cell>
          <table:table-cell office:value-type="float" office:value="1.5" table:style-name="ce1">
            <text:p>1,5</text:p>
          </table:table-cell>
          <table:table-cell table:number-columns-repeated="6" table:style-name="ce1"/>
          <table:table-cell table:number-columns-repeated="5" table:style-name="ce15"/>
          <table:table-cell table:number-columns-repeated="16360" table:style-name="ce1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6251999999999998" table:formula="of:=AVERAGE([.F46:.J46])" table:style-name="ce9">
            <text:p>76,25%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4370000000000001" table:style-name="ce8">
            <text:p>84,37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5624000000000002" table:formula="of:=AVERAGE([.T46:.X46])" table:style-name="ce9">
            <text:p>75,62%</text:p>
          </table:table-cell>
          <table:table-cell table:number-columns-repeated="16358" table:style-name="ce1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16x16</text:p>
          </table:table-cell>
          <table:table-cell office:value-type="float" office:value="256" table:style-name="ce1">
            <text:p>2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5" table:formula="of:=AVERAGE([.T47:.X47])" table:style-name="ce9">
            <text:p>75,00%</text:p>
          </table:table-cell>
          <table:table-cell office:value-type="percentage" office:value="0.75123800000000007" table:formula="of:=AVERAGE([.Z46:.Z50])" table:style-name="ce9">
            <text:p>75,12%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38500000000000001" table:style-name="ce9">
            <text:p>38,50%</text:p>
          </table:table-cell>
          <table:table-cell office:value-type="percentage" office:value="0.36249999999999999" table:style-name="ce9">
            <text:p>36,25%</text:p>
          </table:table-cell>
          <table:table-cell office:value-type="percentage" office:value="0.3775" table:style-name="ce9">
            <text:p>37,75%</text:p>
          </table:table-cell>
          <table:table-cell office:value-type="percentage" office:value="0.41249999999999998" table:style-name="ce9">
            <text:p>41,25%</text:p>
          </table:table-cell>
          <table:table-cell office:value-type="percentage" office:value="0.38750000000000001" table:style-name="ce9">
            <text:p>38,75%</text:p>
          </table:table-cell>
          <table:table-cell office:value-type="string" table:style-name="ce1">
            <text:p>S</text:p>
          </table:table-cell>
          <table:table-cell office:value-type="percentage" office:value="0.38500000000000001" table:formula="of:=AVERAGE([.F48:.J48])" table:style-name="ce9">
            <text:p>38,50%</text:p>
          </table:table-cell>
          <table:table-cell office:value-type="string" table:style-name="ce1">
            <text:p>1std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8x16</text:p>
          </table:table-cell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8125" table:style-name="ce9">
            <text:p>78,13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78125" table:style-name="ce9">
            <text:p>78,1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3750000000000004" table:formula="of:=AVERAGE([.T48:.X48])" table:style-name="ce9">
            <text:p>73,75%</text:p>
          </table:table-cell>
          <table:table-cell table:number-columns-repeated="16358" table:style-name="ce1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44500000000000001" table:style-name="ce9">
            <text:p>44,50%</text:p>
          </table:table-cell>
          <table:table-cell office:value-type="percentage" office:value="0.39" table:style-name="ce13">
            <text:p>39%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45500000000000002" table:style-name="ce9">
            <text:p>45,50%</text:p>
          </table:table-cell>
          <table:table-cell office:value-type="string" table:style-name="ce1">
            <text:p>SP</text:p>
          </table:table-cell>
          <table:table-cell office:value-type="percentage" office:value="0.4385" table:formula="of:=AVERAGE([.F49:.J49])" table:style-name="ce9">
            <text:p>43,85%</text:p>
          </table:table-cell>
          <table:table-cell office:value-type="string" table:style-name="ce1">
            <text:p>1,5std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125" table:style-name="ce9">
            <text:p>81,25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78125" table:style-name="ce9">
            <text:p>78,13%</text:p>
          </table:table-cell>
          <table:table-cell office:value-type="percentage" office:value="0.90600000000000003" table:style-name="ce9">
            <text:p>90,60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6245000000000007" table:formula="of:=AVERAGE([.T49:.X49])" table:style-name="ce9">
            <text:p>76,25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3175" table:style-name="ce9">
            <text:p>31,75%</text:p>
          </table:table-cell>
          <table:table-cell office:value-type="percentage" office:value="0.34499999999999997" table:style-name="ce9">
            <text:p>34,50%</text:p>
          </table:table-cell>
          <table:table-cell office:value-type="percentage" office:value="0.39250000000000002" table:style-name="ce9">
            <text:p>39,25%</text:p>
          </table:table-cell>
          <table:table-cell office:value-type="percentage" office:value="0.38250000000000001" table:style-name="ce9">
            <text:p>38,25%</text:p>
          </table:table-cell>
          <table:table-cell office:value-type="percentage" office:value="0.37" table:style-name="ce13">
            <text:p>37%</text:p>
          </table:table-cell>
          <table:table-cell office:value-type="string" table:style-name="ce1">
            <text:p>SP</text:p>
          </table:table-cell>
          <table:table-cell office:value-type="percentage" office:value="0.36150000000000004" table:formula="of:=AVERAGE([.F50:.J50])" table:style-name="ce9">
            <text:p>36,15%</text:p>
          </table:table-cell>
          <table:table-cell office:value-type="string" table:style-name="ce1">
            <text:p>1,5nostd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4375" table:style-name="ce9">
            <text:p>84,38%</text:p>
          </table:table-cell>
          <table:table-cell office:value-type="percentage" office:value="0.71875" table:style-name="ce9">
            <text:p>71,88%</text:p>
          </table:table-cell>
          <table:table-cell office:value-type="percentage" office:value="0.8125" table:style-name="ce9">
            <text:p>81,25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5" table:style-name="ce13">
            <text:p>50%</text:p>
          </table:table-cell>
          <table:table-cell table:style-name="ce1"/>
          <table:table-cell office:value-type="percentage" office:value="0.75" table:formula="of:=AVERAGE([.T50:.X50])" table:style-name="ce9">
            <text:p>75,0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44" table:style-name="ce13">
            <text:p>44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45500000000000002" table:style-name="ce13">
            <text:p>46%</text:p>
          </table:table-cell>
          <table:table-cell office:value-type="percentage" office:value="0.48" table:style-name="ce13">
            <text:p>48%</text:p>
          </table:table-cell>
          <table:table-cell office:value-type="percentage" office:value="0.46" table:style-name="ce13">
            <text:p>46%</text:p>
          </table:table-cell>
          <table:table-cell office:value-type="string" table:style-name="ce1">
            <text:p>SP</text:p>
          </table:table-cell>
          <table:table-cell office:value-type="percentage" office:value="0.44700000000000006" table:formula="of:=AVERAGE([.F51:.J51])" table:style-name="ce9">
            <text:p>44,70%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1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"/>
          <table:table-cell table:style-name="ce9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16x32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72499999999999998" table:style-name="ce9">
            <text:p>72,50%</text:p>
          </table:table-cell>
          <table:table-cell office:value-type="percentage" office:value="0.8" table:style-name="ce9">
            <text:p>80,0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5" table:style-name="ce13">
            <text:p>50%</text:p>
          </table:table-cell>
          <table:table-cell table:style-name="ce1"/>
          <table:table-cell office:value-type="percentage" office:value="0.75500000000000012" table:formula="of:=AVERAGE([.T52:.X52])" table:style-name="ce9">
            <text:p>75,5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7500000000000004" table:style-name="ce9">
            <text:p>67,50%</text:p>
          </table:table-cell>
          <table:table-cell office:value-type="percentage" office:value="0.6" table:style-name="ce13">
            <text:p>60%</text:p>
          </table:table-cell>
          <table:table-cell office:value-type="percentage" office:value="0.66249999999999998" table:style-name="ce9">
            <text:p>66,25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7" table:style-name="ce13">
            <text:p>70%</text:p>
          </table:table-cell>
          <table:table-cell office:value-type="string" table:style-name="ce1">
            <text:p>SP</text:p>
          </table:table-cell>
          <table:table-cell office:value-type="percentage" office:value="0.68249999999999988" table:formula="of:=AVERAGE([.F53:.J53])" table:style-name="ce9">
            <text:p>68,25%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3749999999999996" table:style-name="ce9">
            <text:p>63,75%</text:p>
          </table:table-cell>
          <table:table-cell office:value-type="percentage" office:value="0.6" table:style-name="ce13">
            <text:p>60%</text:p>
          </table:table-cell>
          <table:table-cell office:value-type="percentage" office:value="0.73750000000000004" table:style-name="ce9">
            <text:p>73,75%</text:p>
          </table:table-cell>
          <table:table-cell office:value-type="percentage" office:value="0.78749999999999998" table:style-name="ce9">
            <text:p>78,75%</text:p>
          </table:table-cell>
          <table:table-cell office:value-type="percentage" office:value="0.6875" table:style-name="ce9">
            <text:p>68,75%</text:p>
          </table:table-cell>
          <table:table-cell office:value-type="string" table:style-name="ce1">
            <text:p>SP</text:p>
          </table:table-cell>
          <table:table-cell office:value-type="percentage" office:value="0.69" table:formula="of:=AVERAGE([.F54:.J54])" table:style-name="ce9">
            <text:p>69,00%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85" table:style-name="ce13">
            <text:p>85%</text:p>
          </table:table-cell>
          <table:table-cell office:value-type="percentage" office:value="0.5" table:style-name="ce13">
            <text:p>50%</text:p>
          </table:table-cell>
          <table:table-cell table:style-name="ce1"/>
          <table:table-cell office:value-type="percentage" office:value="0.73" table:formula="of:=AVERAGE([.T54:.X54])" table:style-name="ce9">
            <text:p>73,0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6" table:style-name="ce13">
            <text:p>60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76249999999999996" table:style-name="ce9">
            <text:p>76,25%</text:p>
          </table:table-cell>
          <table:table-cell office:value-type="percentage" office:value="0.65" table:style-name="ce13">
            <text:p>65%</text:p>
          </table:table-cell>
          <table:table-cell office:value-type="string" table:style-name="ce1">
            <text:p>SP</text:p>
          </table:table-cell>
          <table:table-cell office:value-type="percentage" office:value="0.67749999999999999" table:formula="of:=AVERAGE([.F55:.J55])" table:style-name="ce9">
            <text:p>67,75%</text:p>
          </table:table-cell>
          <table:table-cell office:value-type="float" office:value="1.5" table:style-name="ce1">
            <text:p>1,5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57499999999999996" table:style-name="ce9">
            <text:p>57,50%</text:p>
          </table:table-cell>
          <table:table-cell office:value-type="percentage" office:value="0.6" table:style-name="ce9">
            <text:p>60,00%</text:p>
          </table:table-cell>
          <table:table-cell office:value-type="percentage" office:value="0.72499999999999998" table:style-name="ce9">
            <text:p>72,50%</text:p>
          </table:table-cell>
          <table:table-cell office:value-type="percentage" office:value="0.77500000000000002" table:style-name="ce16">
            <text:p>77,5%</text:p>
          </table:table-cell>
          <table:table-cell office:value-type="percentage" office:value="0.67500000000000004" table:style-name="ce9">
            <text:p>67,50%</text:p>
          </table:table-cell>
          <table:table-cell office:value-type="string" table:style-name="ce1">
            <text:p>SP</text:p>
          </table:table-cell>
          <table:table-cell office:value-type="percentage" office:value="0.66999999999999993" table:formula="of:=AVERAGE([.F56:.J56])" table:style-name="ce9">
            <text:p>67,00%</text:p>
          </table:table-cell>
          <table:table-cell office:value-type="string" table:style-name="ce1">
            <text:p>V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percentage" office:value="0.44750000000000001" table:style-name="ce9">
            <text:p>44,75%</text:p>
          </table:table-cell>
          <table:table-cell office:value-type="percentage" office:value="0.35249999999999998" table:style-name="ce9">
            <text:p>35,25%</text:p>
          </table:table-cell>
          <table:table-cell office:value-type="percentage" office:value="0.40500000000000003" table:style-name="ce9">
            <text:p>40,50%</text:p>
          </table:table-cell>
          <table:table-cell office:value-type="percentage" office:value="0.4375" table:style-name="ce9">
            <text:p>43,75%</text:p>
          </table:table-cell>
          <table:table-cell office:value-type="percentage" office:value="0.38750000000000001" table:style-name="ce9">
            <text:p>38,75%</text:p>
          </table:table-cell>
          <table:table-cell table:style-name="ce1"/>
          <table:table-cell office:value-type="percentage" office:value="0.40600000000000003" table:formula="of:=AVERAGE([.T56:.X56])" table:style-name="ce9">
            <text:p>40,6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5" table:style-name="ce9">
            <text:p>65,00%</text:p>
          </table:table-cell>
          <table:table-cell office:value-type="percentage" office:value="0.57499999999999996" table:style-name="ce13">
            <text:p>58%</text:p>
          </table:table-cell>
          <table:table-cell office:value-type="percentage" office:value="0.67500000000000004" table:style-name="ce9">
            <text:p>67,50%</text:p>
          </table:table-cell>
          <table:table-cell office:value-type="percentage" office:value="0.73750000000000004" table:style-name="ce9">
            <text:p>73,75%</text:p>
          </table:table-cell>
          <table:table-cell office:value-type="percentage" office:value="0.65" table:style-name="ce9">
            <text:p>65,00%</text:p>
          </table:table-cell>
          <table:table-cell office:value-type="string" table:style-name="ce1">
            <text:p>SP</text:p>
          </table:table-cell>
          <table:table-cell office:value-type="percentage" office:value="0.65749999999999997" table:formula="of:=AVERAGE([.F57:.J57])" table:style-name="ce9">
            <text:p>65,75%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1"/>
          <table:table-cell table:style-name="ce9"/>
          <table:table-cell table:style-name="ce13"/>
          <table:table-cell table:number-columns-repeated="3" table:style-name="ce9"/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71250000000000002" table:style-name="ce9">
            <text:p>71,25%</text:p>
          </table:table-cell>
          <table:table-cell office:value-type="percentage" office:value="0.61250000000000004" table:style-name="ce9">
            <text:p>61,25%</text:p>
          </table:table-cell>
          <table:table-cell office:value-type="percentage" office:value="0.73750000000000004" table:style-name="ce9">
            <text:p>73,75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7500000000000004" table:style-name="ce9">
            <text:p>67,50%</text:p>
          </table:table-cell>
          <table:table-cell office:value-type="string" table:style-name="ce1">
            <text:p>SP</text:p>
          </table:table-cell>
          <table:table-cell office:value-type="percentage" office:value="0.69750000000000001" table:formula="of:=AVERAGE([.F59:.J59])" table:style-name="ce9">
            <text:p>69,75%</text:p>
          </table:table-cell>
          <table:table-cell office:value-type="string" table:style-name="ce1">
            <text:p>Fit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78749999999999998" table:style-name="ce9">
            <text:p>78,75%</text:p>
          </table:table-cell>
          <table:table-cell office:value-type="percentage" office:value="0.7" table:style-name="ce9">
            <text:p>70,00%</text:p>
          </table:table-cell>
          <table:table-cell office:value-type="percentage" office:value="0.82499999999999996" table:style-name="ce9">
            <text:p>82,50%</text:p>
          </table:table-cell>
          <table:table-cell office:value-type="percentage" office:value="0.82499999999999996" table:style-name="ce9">
            <text:p>82,50%</text:p>
          </table:table-cell>
          <table:table-cell office:value-type="percentage" office:value="0.73750000000000004" table:style-name="ce9">
            <text:p>73,75%</text:p>
          </table:table-cell>
          <table:table-cell table:style-name="ce1"/>
          <table:table-cell office:value-type="percentage" office:value="0.77500000000000002" table:formula="of:=AVERAGE([.F60:.J60])" table:style-name="ce9">
            <text:p>77,50%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8331999999999999" table:formula="of:=AVERAGE([.F62:.J62])" table:style-name="ce9">
            <text:p>88,33%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65629999999999999" table:style-name="ce9">
            <text:p>65,63%</text:p>
          </table:table-cell>
          <table:table-cell table:style-name="ce1"/>
          <table:table-cell office:value-type="percentage" office:value="0.81254000000000004" table:formula="of:=AVERAGE([.P62:.T62])" table:style-name="ce9">
            <text:p>81,25%</text:p>
          </table:table-cell>
          <table:table-cell office:value-type="float" office:value="1.5" table:style-name="ce1">
            <text:p>1,5</text:p>
          </table:table-cell>
          <table:table-cell table:number-columns-repeated="16361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916599999999999" table:formula="of:=AVERAGE([.F63:.J63])" table:style-name="ce9">
            <text:p>89,17%</text:p>
          </table:table-cell>
          <table:table-cell office:value-type="float" office:value="1" table:style-name="ce14">
            <text:p>1,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6251999999999998" table:formula="of:=AVERAGE([.P63:.T63])" table:style-name="ce9">
            <text:p>76,25%</text:p>
          </table:table-cell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4500000000000001" table:style-name="ce9">
            <text:p>44,50%</text:p>
          </table:table-cell>
          <table:table-cell office:value-type="percentage" office:value="0.39" table:style-name="ce13">
            <text:p>39%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45500000000000002" table:style-name="ce9">
            <text:p>45,50%</text:p>
          </table:table-cell>
          <table:table-cell office:value-type="string" table:style-name="ce1">
            <text:p>SP</text:p>
          </table:table-cell>
          <table:table-cell office:value-type="percentage" office:value="0.4385" table:formula="of:=AVERAGE([.P65:.T65])" table:style-name="ce9">
            <text:p>43,85%</text:p>
          </table:table-cell>
          <table:table-cell office:value-type="float" office:value="1.5" table:style-name="ce1">
            <text:p>1,5</text:p>
          </table:table-cell>
          <table:table-cell table:number-columns-repeated="16361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4" table:style-name="ce13">
            <text:p>44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45500000000000002" table:style-name="ce13">
            <text:p>46%</text:p>
          </table:table-cell>
          <table:table-cell office:value-type="percentage" office:value="0.48" table:style-name="ce13">
            <text:p>48%</text:p>
          </table:table-cell>
          <table:table-cell office:value-type="percentage" office:value="0.46" table:style-name="ce13">
            <text:p>46%</text:p>
          </table:table-cell>
          <table:table-cell office:value-type="string" table:style-name="ce1">
            <text:p>SP</text:p>
          </table:table-cell>
          <table:table-cell office:value-type="percentage" office:value="0.44700000000000006" table:formula="of:=AVERAGE([.P66:.T66])" table:style-name="ce9">
            <text:p>44,70%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6250000000000002" table:style-name="ce9">
            <text:p>46,25%</text:p>
          </table:table-cell>
          <table:table-cell office:value-type="percentage" office:value="0.48499999999999999" table:style-name="ce9">
            <text:p>48,50%</text:p>
          </table:table-cell>
          <table:table-cell office:value-type="percentage" office:value="0.46500000000000002" table:style-name="ce9">
            <text:p>46,50%</text:p>
          </table:table-cell>
          <table:table-cell table:style-name="ce1"/>
          <table:table-cell office:value-type="percentage" office:value="0.45949999999999996" table:formula="of:=AVERAGE([.P67:.T67])" table:style-name="ce9">
            <text:p>45,95%</text:p>
          </table:table-cell>
          <table:table-cell table:number-columns-repeated="16362" table:style-name="ce1"/>
        </table:table-row>
        <table:table-row table:style-name="ro1">
          <table:table-cell table:number-columns-repeated="14"/>
          <table:table-cell table:style-name="ce1"/>
          <table:table-cell office:value-type="percentage" office:value="0.47749999999999998" table:style-name="ce9">
            <text:p>47,75%</text:p>
          </table:table-cell>
          <table:table-cell office:value-type="percentage" office:value="0.48499999999999999" table:style-name="ce9">
            <text:p>48,50%</text:p>
          </table:table-cell>
          <table:table-cell office:value-type="percentage" office:value="0.52249999999999996" table:style-name="ce9">
            <text:p>52,25%</text:p>
          </table:table-cell>
          <table:table-cell office:value-type="percentage" office:value="0.5625" table:style-name="ce9">
            <text:p>56,25%</text:p>
          </table:table-cell>
          <table:table-cell office:value-type="percentage" office:value="0.51" table:style-name="ce9">
            <text:p>51,00%</text:p>
          </table:table-cell>
          <table:table-cell table:style-name="ce1"/>
          <table:table-cell office:value-type="percentage" office:value="0.51150000000000007" table:formula="of:=AVERAGE([.P68:.T68])" table:style-name="ce9">
            <text:p>51,15%</text:p>
          </table:table-cell>
          <table:table-cell office:value-type="string" table:style-name="ce1">
            <text:p>L=1e-4, NONE, [120], STD</text:p>
          </table:table-cell>
          <table:table-cell table:number-columns-repeated="16361"/>
        </table:table-row>
        <table:table-row table:style-name="ro1">
          <table:table-cell table:number-columns-repeated="14"/>
          <table:table-cell table:style-name="ce1"/>
          <table:table-cell office:value-type="percentage" office:value="0.48749999999999999" table:style-name="ce9">
            <text:p>48,75%</text:p>
          </table:table-cell>
          <table:table-cell office:value-type="percentage" office:value="0.49" table:style-name="ce13">
            <text:p>49%</text:p>
          </table:table-cell>
          <table:table-cell office:value-type="percentage" office:value="0.495" table:style-name="ce9">
            <text:p>49,50%</text:p>
          </table:table-cell>
          <table:table-cell office:value-type="percentage" office:value="0.5625" table:style-name="ce9">
            <text:p>56,25%</text:p>
          </table:table-cell>
          <table:table-cell office:value-type="percentage" office:value="0.51" table:style-name="ce13">
            <text:p>51%</text:p>
          </table:table-cell>
          <table:table-cell table:style-name="ce1"/>
          <table:table-cell office:value-type="percentage" office:value="0.50900000000000001" table:formula="of:=AVERAGE([.P69:.T69])" table:style-name="ce9">
            <text:p>50,90%</text:p>
          </table:table-cell>
          <table:table-cell table:number-columns-repeated="16362" table:style-name="ce1"/>
        </table:table-row>
        <table:table-row table:style-name="ro1">
          <table:table-cell table:number-columns-repeated="14"/>
          <table:table-cell table:style-name="ce1"/>
          <table:table-cell office:value-type="percentage" office:value="0.48499999999999999" table:style-name="ce9">
            <text:p>48,50%</text:p>
          </table:table-cell>
          <table:table-cell office:value-type="percentage" office:value="0.48249999999999998" table:style-name="ce9">
            <text:p>48,25%</text:p>
          </table:table-cell>
          <table:table-cell office:value-type="percentage" office:value="0.51" table:style-name="ce13">
            <text:p>51%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51749999999999996" table:style-name="ce9">
            <text:p>51,75%</text:p>
          </table:table-cell>
          <table:table-cell table:style-name="ce1"/>
          <table:table-cell office:value-type="percentage" office:value="0.50900000000000001" table:formula="of:=AVERAGE([.P70:.T70])" table:style-name="ce9">
            <text:p>50,90%</text:p>
          </table:table-cell>
          <table:table-cell table:number-columns-repeated="16362" table:style-name="ce1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3" number:min-integer-digits="1"/>
      <number:text>%</number:text>
    </number:percentage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Migliai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ual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Vincenzo Manto</meta:initial-creator>
    <dc:creator>Vincenzo Manto</dc:creator>
    <meta:creation-date>2021-03-14T11:17:49Z</meta:creation-date>
    <dc:date>2021-03-28T18:38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C$6:.$C$11"/>
          </chart:axis>
          <chart:series chart:values-cell-range-address="Foglio1.$F$6:.$F$11" chart:class="chart:line" chart:attached-axis="primary-y" chart:style-name="G0S0">
            <chart:data-point chart:repeated="6"/>
          </chart:series>
          <chart:series chart:values-cell-range-address="Foglio1.$G$6:.$G$11" chart:class="chart:line" chart:attached-axis="primary-y" chart:style-name="G0S1">
            <chart:data-point chart:repeated="6"/>
          </chart:series>
          <chart:series chart:values-cell-range-address="Foglio1.$H$6:.$H$11" chart:class="chart:line" chart:attached-axis="primary-y" chart:style-name="G0S2">
            <chart:data-point chart:repeated="6"/>
          </chart:series>
          <chart:series chart:values-cell-range-address="Foglio1.$I$6:.$I$11" chart:class="chart:line" chart:attached-axis="primary-y" chart:style-name="G0S3">
            <chart:data-point chart:repeated="6"/>
          </chart:series>
          <chart:series chart:values-cell-range-address="Foglio1.$J$6:.$J$11" chart:class="chart:line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oglio1.$L$6:.$L$11" chart:class="chart:line" chart:attached-axis="primary-y" chart:style-name="G0S0">
            <chart:data-point chart:repeated="6"/>
          </chart:series>
          <chart:series chart:values-cell-range-address="Foglio1.$Z$38:.$Z$43" chart:class="chart:line" chart:attached-axis="primary-y" chart:style-name="G0S1">
            <chart:data-point chart:repeated="6"/>
          </chart:series>
          <chart:series chart:values-cell-range-address="Foglio1.$Z$46:.$Z$50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